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7.167cm"/>
    </style:style>
    <style:style style:name="co3" style:family="table-column">
      <style:table-column-properties fo:break-before="auto" style:column-width="4.614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9.349cm"/>
    </style:style>
    <style:style style:name="co7" style:family="table-column">
      <style:table-column-properties fo:break-before="auto" style:column-width="6.953cm"/>
    </style:style>
    <style:style style:name="co8" style:family="table-column">
      <style:table-column-properties fo:break-before="auto" style:column-width="1.743cm"/>
    </style:style>
    <style:style style:name="co9" style:family="table-column">
      <style:table-column-properties fo:break-before="auto" style:column-width="3.757cm"/>
    </style:style>
    <style:style style:name="co10" style:family="table-column">
      <style:table-column-properties fo:break-before="auto" style:column-width="3.104cm"/>
    </style:style>
    <style:style style:name="co11" style:family="table-column">
      <style:table-column-properties fo:break-before="auto" style:column-width="2.341cm"/>
    </style:style>
    <style:style style:name="co12" style:family="table-column">
      <style:table-column-properties fo:break-before="auto" style:column-width="2.124cm"/>
    </style:style>
    <style:style style:name="co13" style:family="table-column">
      <style:table-column-properties fo:break-before="auto" style:column-width="1.252cm"/>
    </style:style>
    <style:style style:name="co14" style:family="table-column">
      <style:table-column-properties fo:break-before="auto" style:column-width="2.178cm"/>
    </style:style>
    <style:style style:name="co15" style:family="table-column">
      <style:table-column-properties fo:break-before="auto" style:column-width="3.21cm"/>
    </style:style>
    <style:style style:name="co16" style:family="table-column">
      <style:table-column-properties fo:break-before="auto" style:column-width="0.898cm"/>
    </style:style>
    <style:style style:name="co17" style:family="table-column">
      <style:table-column-properties fo:break-before="auto" style:column-width="1.0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erif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c9211e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4">
      <style:table-cell-properties style:text-align-source="fix" style:repeat-content="false" fo:wrap-option="wrap"/>
      <style:paragraph-properties fo:text-align="center" fo:margin-left="0cm"/>
    </style:style>
    <style:style style:name="ce18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ournisseu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2">
          <table:table-cell table:style-name="ce16" office:value-type="string" calcext:value-type="string">
            <text:p>Vase d’expension Gitral HY5</text:p>
          </table:table-cell>
          <table:table-cell office:value-type="string" calcext:value-type="string">
            <text:p>PROLIANS BERNARD PAGES - Toulouse Montaudran</text:p>
          </table:table-cell>
          <table:table-cell table:style-name="ce6" office:value-type="string" calcext:value-type="string">
            <text:p>Z.I. de, 4 Rue Claude Gonin, 31400 Toulouse</text:p>
          </table:table-cell>
          <table:table-cell table:style-name="ce6" office:value-type="string" calcext:value-type="string">
            <text:p>05 61 36 83 00</text:p>
          </table:table-cell>
          <table:table-cell office:value-type="string" calcext:value-type="string">
            <text:p>non</text:p>
          </table:table-cell>
        </table:table-row>
        <table:table-row table:style-name="ro2">
          <table:table-cell table:style-name="ce16" office:value-type="string" calcext:value-type="string">
            <text:p>Vase d’expension Gitral HY5</text:p>
          </table:table-cell>
          <table:table-cell office:value-type="string" calcext:value-type="string">
            <text:p>LRI - SODIME (La robinetterie industrielle)</text:p>
          </table:table-cell>
          <table:table-cell table:style-name="ce6" office:value-type="string" calcext:value-type="string">
            <text:p>26 Av. Didier Daurat, 31400 Toulouse</text:p>
          </table:table-cell>
          <table:table-cell table:style-name="ce6" office:value-type="string" calcext:value-type="string">
            <text:p>05 34 25 64 00</text:p>
          </table:table-cell>
          <table:table-cell office:value-type="string" calcext:value-type="string">
            <text:p>non</text:p>
          </table:table-cell>
        </table:table-row>
        <table:table-row table:style-name="ro2">
          <table:table-cell table:style-name="ce2" office:value-type="string" calcext:value-type="string">
            <text:p>Vase d’expension Gitral HY5</text:p>
          </table:table-cell>
          <table:table-cell table:style-name="ce5" office:value-type="string" calcext:value-type="string">
            <text:p>Sisca</text:p>
          </table:table-cell>
          <table:table-cell table:style-name="ce7" office:value-type="string" calcext:value-type="string">
            <text:p>Imp. Didier Daurat, 31400 Toulouse</text:p>
          </table:table-cell>
          <table:table-cell table:style-name="ce7" office:value-type="string" calcext:value-type="string">
            <text:p>05 61 34 09 17</text:p>
          </table:table-cell>
          <table:table-cell table:style-name="ce8" office:value-type="string" calcext:value-type="string">
            <text:p>n’existe plus</text:p>
          </table:table-cell>
        </table:table-row>
        <table:table-row table:style-name="ro2">
          <table:table-cell table:style-name="ce16" office:value-type="string" calcext:value-type="string">
            <text:p>Vase d’expension Gitral HY5</text:p>
          </table:table-cell>
          <table:table-cell office:value-type="string" calcext:value-type="string">
            <text:p>CEDEO Toulouse Sud : Sanitaire - Chauffage - Plomberie</text:p>
          </table:table-cell>
          <table:table-cell table:style-name="ce6" office:value-type="string" calcext:value-type="string">
            <text:p>290 Rue Léon Joulin, 31100 Toulouse</text:p>
          </table:table-cell>
          <table:table-cell table:style-name="ce6" office:value-type="string" calcext:value-type="string">
            <text:p>07 55 54 66 83</text:p>
          </table:table-cell>
          <table:table-cell office:value-type="string" calcext:value-type="string">
            <text:p>2 en stock</text:p>
          </table:table-cell>
        </table:table-row>
        <table:table-row table:style-name="ro2">
          <table:table-cell table:style-name="ce16" office:value-type="string" calcext:value-type="string">
            <text:p>Vase d’expension Gitral HY5</text:p>
          </table:table-cell>
          <table:table-cell office:value-type="string" calcext:value-type="string">
            <text:p>Brossette</text:p>
          </table:table-cell>
          <table:table-cell table:style-name="ce6" office:value-type="string" calcext:value-type="string">
            <text:p>290 Rue Léon Joulin, 31100 Toulouse</text:p>
          </table:table-cell>
          <table:table-cell table:style-name="ce6" office:value-type="string" calcext:value-type="string">
            <text:p>05 61 19 02 50</text:p>
          </table:table-cell>
          <table:table-cell/>
        </table:table-row>
        <table:table-row table:style-name="ro2">
          <table:table-cell table:style-name="ce16" office:value-type="string" calcext:value-type="string">
            <text:p>Vase d’expension Gitral HY5</text:p>
          </table:table-cell>
          <table:table-cell office:value-type="string" calcext:value-type="string">
            <text:p>Frans Bonhomme Toulouse Sud</text:p>
          </table:table-cell>
          <table:table-cell table:style-name="ce6" office:value-type="string" calcext:value-type="string">
            <text:p>ZI Thibaud, 20 Rue Boudeville, 31100 Toulouse</text:p>
          </table:table-cell>
          <table:table-cell table:style-name="ce6" office:value-type="string" calcext:value-type="string">
            <text:p>05 61 44 22 23</text:p>
          </table:table-cell>
          <table:table-cell/>
        </table:table-row>
        <table:table-row table:style-name="ro1">
          <table:table-cell table:style-name="ce16" office:value-type="string" calcext:value-type="string">
            <text:p>Vase d’expension Gitral HY5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Vase d’expension Gitral HY5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Vase d’expension Gitral HY5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Vase d’expension Gitral HY5</text:p>
          </table:table-cell>
          <table:table-cell table:number-columns-repeated="4"/>
        </table:table-row>
        <table:table-row table:style-name="ro1" table:number-rows-repeated="4">
          <table:table-cell table:style-name="ce16"/>
          <table:table-cell table:number-columns-repeated="4"/>
        </table:table-row>
        <table:table-row table:style-name="ro1" table:number-rows-repeated="104856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AAv3.4" table:style-name="ta1">
        <office:forms form:automatic-focus="false" form:apply-design-mode="false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8"/>
        <table:table-column table:style-name="co13" table:default-cell-style-name="ce16"/>
        <table:table-column table:style-name="co14" table:default-cell-style-name="ce18"/>
        <table:table-column table:style-name="co15" table:default-cell-style-name="ce18"/>
        <table:table-column table:style-name="co16" table:default-cell-style-name="ce16"/>
        <table:table-column table:style-name="co17" table:default-cell-style-name="ce16"/>
        <table:table-column table:style-name="co5" table:number-columns-repeated="1012" table:default-cell-style-name="ce16"/>
        <table:table-row table:style-name="ro3">
          <table:table-cell table:style-name="ce15" office:value-type="string" calcext:value-type="string">
            <text:p>Base de lancement fusées à air</text:p>
          </table:table-cell>
          <table:table-cell table:style-name="ce15" office:value-type="string" calcext:value-type="string">
            <text:p>Nom fournisseur</text:p>
          </table:table-cell>
          <table:table-cell table:style-name="ce15" office:value-type="string" calcext:value-type="string">
            <text:p>Unité de vente</text:p>
          </table:table-cell>
          <table:table-cell table:style-name="ce15" office:value-type="string" calcext:value-type="string">
            <text:p>Fournisseur</text:p>
          </table:table-cell>
          <table:table-cell table:style-name="ce15" office:value-type="string" calcext:value-type="string">
            <text:p>Rf Fournisseur</text:p>
          </table:table-cell>
          <table:table-cell table:style-name="ce15" office:value-type="string" calcext:value-type="string">
            <text:p>Nb par rampe</text:p>
          </table:table-cell>
          <table:table-cell table:style-name="ce17" office:value-type="string" calcext:value-type="string">
            <text:p>Prix unitaire</text:p>
          </table:table-cell>
          <table:table-cell table:style-name="ce15" office:value-type="string" calcext:value-type="string">
            <text:p>Norme de prix</text:p>
          </table:table-cell>
          <table:table-cell table:style-name="ce17" office:value-type="string" calcext:value-type="string">
            <text:p>Prix TTC</text:p>
          </table:table-cell>
          <table:table-cell table:style-name="ce17" office:value-type="string" calcext:value-type="string">
            <text:p>Prix par rampe</text:p>
          </table:table-cell>
          <table:table-cell table:style-name="ce15" office:value-type="string" calcext:value-type="string">
            <text:p>Lien Internet</text:p>
          </table:table-cell>
          <table:table-cell table:style-name="ce15" office:value-type="string" calcext:value-type="string">
            <text:p>Taxe</text:p>
          </table:table-cell>
          <table:table-cell table:style-name="ce15" table:number-columns-repeated="1012"/>
        </table:table-row>
        <table:table-row table:style-name="ro1">
          <table:table-cell office:value-type="string" calcext:value-type="string">
            <text:p>Electro-vanne</text:p>
          </table:table-cell>
          <table:table-cell office:value-type="string" calcext:value-type="string">
            <text:p>Vanne Electrique 1" 100D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s Bonhomme</text:p>
          </table:table-cell>
          <table:table-cell office:value-type="string" calcext:value-type="string">
            <text:p>67287N</text:p>
          </table:table-cell>
          <table:table-cell office:value-type="float" office:value="1" calcext:value-type="float">
            <text:p>1</text:p>
          </table:table-cell>
          <table:table-cell office:value-type="float" office:value="35.02" calcext:value-type="float">
            <text:p>35,02</text:p>
          </table:table-cell>
          <table:table-cell office:value-type="string" calcext:value-type="string">
            <text:p>HT</text:p>
          </table:table-cell>
          <table:table-cell table:formula="of:=IF([.H2]=&quot;HT&quot;;[.G2]+([.G2]*[.$L$2]/100);[.G2])" office:value-type="float" office:value="42.024" calcext:value-type="float">
            <text:p>42,02</text:p>
          </table:table-cell>
          <table:table-cell table:formula="of:=[.I2]*[.F2]/[.C2]" office:value-type="float" office:value="42.024" calcext:value-type="float">
            <text:p>42,0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ase d’expension Gitral HY5</text:p>
          </table:table-cell>
          <table:table-cell office:value-type="string" calcext:value-type="string">
            <text:p>Partedis</text:p>
          </table:table-cell>
          <table:table-cell/>
          <table:table-cell office:value-type="string" calcext:value-type="string">
            <text:p>Partedi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T</text:p>
          </table:table-cell>
          <table:table-cell table:formula="of:=IF([.H3]=&quot;HT&quot;;[.G3]+([.G3]*[.$L$2]/100);[.G3])" office:value-type="float" office:value="0" calcext:value-type="float">
            <text:p>0,00</text:p>
          </table:table-cell>
          <table:table-cell table:formula="of:=[.I3]*[.F3]/[.C3]" office:value-type="string" office:string-value="" calcext:value-type="error">
            <text:p>#DIV/0 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be renforcé 7*13</text:p>
          </table:table-cell>
          <table:table-cell office:value-type="string" calcext:value-type="string">
            <text:p>rlx 25m pvc tresse 7*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IR</text:p>
          </table:table-cell>
          <table:table-cell office:value-type="string" calcext:value-type="string">
            <text:p>1025V130007</text:p>
          </table:table-cell>
          <table:table-cell office:value-type="float" office:value="5" calcext:value-type="float">
            <text:p>5</text:p>
          </table:table-cell>
          <table:table-cell office:value-type="float" office:value="38.1" calcext:value-type="float">
            <text:p>38,10</text:p>
          </table:table-cell>
          <table:table-cell office:value-type="string" calcext:value-type="string">
            <text:p>HT</text:p>
          </table:table-cell>
          <table:table-cell table:formula="of:=IF([.H4]=&quot;HT&quot;;[.G4]+([.G4]*[.$L$2]/100);[.G4])" office:value-type="float" office:value="45.72" calcext:value-type="float">
            <text:p>45,72</text:p>
          </table:table-cell>
          <table:table-cell table:formula="of:=[.I4]*[.F4]/[.C4]" office:value-type="float" office:value="9.144" calcext:value-type="float">
            <text:p>9,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étine (à refaire)</text:p>
          </table:table-cell>
          <table:table-cell office:value-type="string" calcext:value-type="string">
            <text:p>douille cann male co.ga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</text:p>
          </table:table-cell>
          <table:table-cell office:value-type="float" office:value="1230717" calcext:value-type="float">
            <text:p>1230717</text:p>
          </table:table-cell>
          <table:table-cell office:value-type="float" office:value="1" calcext:value-type="float">
            <text:p>1</text:p>
          </table:table-cell>
          <table:table-cell office:value-type="float" office:value="5.55" calcext:value-type="float">
            <text:p>5,55</text:p>
          </table:table-cell>
          <table:table-cell office:value-type="string" calcext:value-type="string">
            <text:p>TTC</text:p>
          </table:table-cell>
          <table:table-cell table:formula="of:=IF([.H5]=&quot;HT&quot;;[.G5]+([.G5]*[.$L$2]/100);[.G5])" office:value-type="float" office:value="5.55" calcext:value-type="float">
            <text:p>5,55</text:p>
          </table:table-cell>
          <table:table-cell table:formula="of:=[.I5]*[.F5]/[.C5]" office:value-type="float" office:value="5.55" calcext:value-type="float">
            <text:p>5,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lier</text:p>
          </table:table-cell>
          <table:table-cell office:value-type="string" calcext:value-type="string">
            <text:p>collier bande TUY 13 L8 Boutte ou ↓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roy Merlin Balma</text:p>
          </table:table-cell>
          <table:table-cell office:value-type="string" calcext:value-type="string">
            <text:p>h 60463410</text:p>
          </table:table-cell>
          <table:table-cell office:value-type="float" office:value="2" calcext:value-type="float">
            <text:p>2</text:p>
          </table:table-cell>
          <table:table-cell office:value-type="float" office:value="5.1" calcext:value-type="float">
            <text:p>5,10</text:p>
          </table:table-cell>
          <table:table-cell office:value-type="string" calcext:value-type="string">
            <text:p>HT</text:p>
          </table:table-cell>
          <table:table-cell table:formula="of:=IF([.H6]=&quot;HT&quot;;[.G6]+([.G6]*[.$L$2]/100);[.G6])" office:value-type="float" office:value="6.12" calcext:value-type="float">
            <text:p>6,12</text:p>
          </table:table-cell>
          <table:table-cell table:formula="of:=[.I6]*[.F6]/[.C6]" office:value-type="float" office:value="6.12" calcext:value-type="float">
            <text:p>6,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lier</text:p>
          </table:table-cell>
          <table:table-cell office:value-type="string" calcext:value-type="string">
            <text:p>Collier inox 9-16 l8 ou ↓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roy Merlin Balma</text:p>
          </table:table-cell>
          <table:table-cell office:value-type="string" calcext:value-type="string">
            <text:p>h 80153716</text:p>
          </table:table-cell>
          <table:table-cell office:value-type="float" office:value="2" calcext:value-type="float">
            <text:p>2</text:p>
          </table:table-cell>
          <table:table-cell office:value-type="float" office:value="3.25" calcext:value-type="float">
            <text:p>3,25</text:p>
          </table:table-cell>
          <table:table-cell office:value-type="string" calcext:value-type="string">
            <text:p>HT</text:p>
          </table:table-cell>
          <table:table-cell table:formula="of:=IF([.H7]=&quot;HT&quot;;[.G7]+([.G7]*[.$L$2]/100);[.G7])" office:value-type="float" office:value="3.9" calcext:value-type="float">
            <text:p>3,90</text:p>
          </table:table-cell>
          <table:table-cell table:formula="of:=[.I7]*[.F7]/[.C7]" office:value-type="float" office:value="3.9" calcext:value-type="float">
            <text:p>3,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lier</text:p>
          </table:table-cell>
          <table:table-cell office:value-type="string" calcext:value-type="string">
            <text:p>6 colliersgalva 9-16 sachet l8m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roy Merlin Balma</text:p>
          </table:table-cell>
          <table:table-cell office:value-type="string" calcext:value-type="string">
            <text:p>h 80153727</text:p>
          </table:table-cell>
          <table:table-cell office:value-type="float" office:value="2" calcext:value-type="float">
            <text:p>2</text:p>
          </table:table-cell>
          <table:table-cell office:value-type="float" office:value="3.25" calcext:value-type="float">
            <text:p>3,25</text:p>
          </table:table-cell>
          <table:table-cell office:value-type="string" calcext:value-type="string">
            <text:p>TTC</text:p>
          </table:table-cell>
          <table:table-cell table:formula="of:=IF([.H8]=&quot;HT&quot;;[.G8]+([.G8]*[.$L$2]/100);[.G8])" office:value-type="float" office:value="3.25" calcext:value-type="float">
            <text:p>3,25</text:p>
          </table:table-cell>
          <table:table-cell table:formula="of:=[.I8]*[.F8]/[.C8]" office:value-type="float" office:value="1.08333333333333" calcext:value-type="float">
            <text:p>1,0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Pompe a pied 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tlon escalquens</text:p>
          </table:table-cell>
          <table:table-cell office:value-type="float" office:value="1829519" calcext:value-type="float">
            <text:p>182951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TTC</text:p>
          </table:table-cell>
          <table:table-cell table:formula="of:=IF([.H9]=&quot;HT&quot;;[.G9]+([.G9]*[.$L$2]/100);[.G9])" office:value-type="float" office:value="16" calcext:value-type="float">
            <text:p>16,00</text:p>
          </table:table-cell>
          <table:table-cell table:formula="of:=[.I9]*[.F9]/[.C9]" office:value-type="float" office:value="16" calcext:value-type="float">
            <text:p>16,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lve pour roue voitu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u Ver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TTC</text:p>
          </table:table-cell>
          <table:table-cell table:formula="of:=IF([.H10]=&quot;HT&quot;;[.G10]+([.G10]*[.$L$2]/100);[.G10])" office:value-type="float" office:value="0" calcext:value-type="float">
            <text:p>0,00</text:p>
          </table:table-cell>
          <table:table-cell table:formula="of:=[.I10]*[.F10]/[.C10]" office:value-type="float" office:value="0" calcext:value-type="float">
            <text:p>0,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ccord fileté PVC</text:p>
          </table:table-cell>
          <table:table-cell office:value-type="string" calcext:value-type="string">
            <text:p>Raccord fil Pvc M32 F25 26*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riJardin</text:p>
          </table:table-cell>
          <table:table-cell office:value-type="float" office:value="120639" calcext:value-type="float">
            <text:p>120639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,40</text:p>
          </table:table-cell>
          <table:table-cell office:value-type="string" calcext:value-type="string">
            <text:p>TTC</text:p>
          </table:table-cell>
          <table:table-cell table:formula="of:=IF([.H11]=&quot;HT&quot;;[.G11]+([.G11]*[.$L$2]/100);[.G11])" office:value-type="float" office:value="3.4" calcext:value-type="float">
            <text:p>3,40</text:p>
          </table:table-cell>
          <table:table-cell table:formula="of:=[.I11]*[.F11]/[.C11]" office:value-type="float" office:value="3.4" calcext:value-type="float">
            <text:p>3,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be IRO</text:p>
          </table:table-cell>
          <table:table-cell office:value-type="string" calcext:value-type="string">
            <text:p>Tube tulipe irl lm d25mm gris 2.5m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Leroy Merlin Balma</text:p>
          </table:table-cell>
          <table:table-cell office:value-type="string" calcext:value-type="string">
            <text:p>h3447640069375</text:p>
          </table:table-cell>
          <table:table-cell office:value-type="float" office:value="0.35" calcext:value-type="float">
            <text:p>0,35</text:p>
          </table:table-cell>
          <table:table-cell office:value-type="float" office:value="1.35" calcext:value-type="float">
            <text:p>1,35</text:p>
          </table:table-cell>
          <table:table-cell office:value-type="string" calcext:value-type="string">
            <text:p>TTC</text:p>
          </table:table-cell>
          <table:table-cell table:formula="of:=IF([.H12]=&quot;HT&quot;;[.G12]+([.G12]*[.$L$2]/100);[.G12])" office:value-type="float" office:value="1.35" calcext:value-type="float">
            <text:p>1,35</text:p>
          </table:table-cell>
          <table:table-cell table:formula="of:=[.I12]*[.F12]/[.C12]" office:value-type="float" office:value="0.189" calcext:value-type="float">
            <text:p>0,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mpon de visite d40</text:p>
          </table:table-cell>
          <table:table-cell office:value-type="string" calcext:value-type="string">
            <text:p>bouchon D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roy Merlin Balma</text:p>
          </table:table-cell>
          <table:table-cell office:value-type="string" calcext:value-type="string">
            <text:p>h 3343340668804</text:p>
          </table:table-cell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TTC</text:p>
          </table:table-cell>
          <table:table-cell table:formula="of:=IF([.H13]=&quot;HT&quot;;[.G13]+([.G13]*[.$L$2]/100);[.G13])" office:value-type="float" office:value="0.65" calcext:value-type="float">
            <text:p>0,65</text:p>
          </table:table-cell>
          <table:table-cell table:formula="of:=[.I13]*[.F13]/[.C13]" office:value-type="float" office:value="1.3" calcext:value-type="float">
            <text:p>1,3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Manchon ff d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roy Merlin Balma</text:p>
          </table:table-cell>
          <table:table-cell office:value-type="string" calcext:value-type="string">
            <text:p>h 3343340465205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TTC</text:p>
          </table:table-cell>
          <table:table-cell table:formula="of:=IF([.H14]=&quot;HT&quot;;[.G14]+([.G14]*[.$L$2]/100);[.G14])" office:value-type="float" office:value="0.25" calcext:value-type="float">
            <text:p>0,25</text:p>
          </table:table-cell>
          <table:table-cell table:formula="of:=[.I14]*[.F14]/[.C14]" office:value-type="float" office:value="0.5" calcext:value-type="float">
            <text:p>0,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be écoulement d4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roy Merlin Balm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TC</text:p>
          </table:table-cell>
          <table:table-cell table:formula="of:=IF([.H15]=&quot;HT&quot;;[.G15]+([.G15]*[.$L$2]/100);[.G15])" office:value-type="float" office:value="0.15" calcext:value-type="float">
            <text:p>0,15</text:p>
          </table:table-cell>
          <table:table-cell table:formula="of:=[.I15]*[.F15]/[.C15]" office:value-type="float" office:value="0.15" calcext:value-type="float">
            <text:p>0,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 électrique double conducteur, double isolation, souple.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formula="of:=IF([.H16]=&quot;HT&quot;;[.G16]+([.G16]*[.$L$2]/100);[.G16])" office:value-type="float" office:value="0" calcext:value-type="float">
            <text:p>0,00</text:p>
          </table:table-cell>
          <table:table-cell table:formula="of:=[.I16]*[.F16]/[.C16]" office:value-type="float" office:value="0" calcext:value-type="float">
            <text:p>0,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necteur pile 9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IF([.H17]=&quot;HT&quot;;[.G17]+([.G17]*[.$L$2]/100);[.G17])" office:value-type="float" office:value="0" calcext:value-type="float">
            <text:p>0,00</text:p>
          </table:table-cell>
          <table:table-cell table:formula="of:=[.I17]*[.F17]/[.C17]" office:value-type="float" office:value="0" calcext:value-type="float">
            <text:p>0,0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Interrupteur à bascule marche-arrêt 12mm avec couvercle de protection 1021</text:p>
          </table:table-cell>
          <table:table-cell office:value-type="string" calcext:value-type="string">
            <text:p>AliExp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8 electric Stor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89" calcext:value-type="float">
            <text:p>1,89</text:p>
          </table:table-cell>
          <table:table-cell/>
          <table:table-cell table:formula="of:=IF([.H18]=&quot;HT&quot;;[.G18]+([.G18]*[.$L$2]/100);[.G18])" office:value-type="float" office:value="1.89" calcext:value-type="float">
            <text:p>1,89</text:p>
          </table:table-cell>
          <table:table-cell table:formula="of:=[.I18]*[.F18]/[.C18]" office:value-type="float" office:value="1.89" calcext:value-type="float">
            <text:p>1,89</text:p>
          </table:table-cell>
          <table:table-cell office:value-type="string" calcext:value-type="string">
            <text:p>https://fr.aliexpress.com/item/32904395565.html?spm=a2g0o.order_list.0.0.376b5e5bJ4Ea7F&amp;gatewayAdapt=glo2fr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le 9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IF([.H19]=&quot;HT&quot;;[.G19]+([.G19]*[.$L$2]/100);[.G19])" office:value-type="float" office:value="0" calcext:value-type="float">
            <text:p>0,00</text:p>
          </table:table-cell>
          <table:table-cell table:formula="of:=[.I19]*[.F19]/[.C19]" office:value-type="float" office:value="0" calcext:value-type="float">
            <text:p>0,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anche CTP 10 mm 300*600</text:p>
          </table:table-cell>
          <table:table-cell office:value-type="string" calcext:value-type="string">
            <text:p>FabRique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formula="of:=IF([.H20]=&quot;HT&quot;;[.G20]+([.G20]*[.$L$2]/100);[.G20])" office:value-type="float" office:value="0" calcext:value-type="float">
            <text:p>0,00</text:p>
          </table:table-cell>
          <table:table-cell table:formula="of:=[.I20]*[.F20]/[.C20]" office:value-type="float" office:value="0" calcext:value-type="float">
            <text:p>0,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écoupe laser</text:p>
          </table:table-cell>
          <table:table-cell office:value-type="string" calcext:value-type="string">
            <text:p>FabRiquet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IF([.H21]=&quot;HT&quot;;[.G21]+([.G21]*[.$L$2]/100);[.G21])" office:value-type="float" office:value="0" calcext:value-type="float">
            <text:p>0,00</text:p>
          </table:table-cell>
          <table:table-cell table:formula="of:=[.I21]*[.F21]/[.C21]" office:value-type="float" office:value="0" calcext:value-type="float">
            <text:p>0,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8"/>
          <table:table-cell table:formula="of:=SUM([.J2:.J26])" office:value-type="string" office:string-value="" calcext:value-type="error">
            <text:p>#DIV/0 !</text:p>
          </table:table-cell>
          <table:table-cell table:number-columns-repeated="1014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Av3.0" table:style-name="ta1"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8"/>
        <table:table-column table:style-name="co13" table:default-cell-style-name="ce16"/>
        <table:table-column table:style-name="co14" table:default-cell-style-name="ce18"/>
        <table:table-column table:style-name="co15" table:default-cell-style-name="ce18"/>
        <table:table-column table:style-name="co16" table:default-cell-style-name="ce16"/>
        <table:table-column table:style-name="co17" table:default-cell-style-name="ce16"/>
        <table:table-column table:style-name="co5" table:number-columns-repeated="1012" table:default-cell-style-name="ce16"/>
        <table:table-row table:style-name="ro3">
          <table:table-cell table:style-name="ce15" office:value-type="string" calcext:value-type="string">
            <text:p>Base de lancement fusées à air</text:p>
          </table:table-cell>
          <table:table-cell table:style-name="ce15" office:value-type="string" calcext:value-type="string">
            <text:p>Nom fournisseur</text:p>
          </table:table-cell>
          <table:table-cell table:style-name="ce15" office:value-type="string" calcext:value-type="string">
            <text:p>Unité de vente</text:p>
          </table:table-cell>
          <table:table-cell table:style-name="ce15" office:value-type="string" calcext:value-type="string">
            <text:p>Fournisseur</text:p>
          </table:table-cell>
          <table:table-cell table:style-name="ce15" office:value-type="string" calcext:value-type="string">
            <text:p>Rf Fournisseur</text:p>
          </table:table-cell>
          <table:table-cell table:style-name="ce15" office:value-type="string" calcext:value-type="string">
            <text:p>Nb par rampe</text:p>
          </table:table-cell>
          <table:table-cell table:style-name="ce17" office:value-type="string" calcext:value-type="string">
            <text:p>Prix unitaire</text:p>
          </table:table-cell>
          <table:table-cell table:style-name="ce15" office:value-type="string" calcext:value-type="string">
            <text:p>Norme de prix</text:p>
          </table:table-cell>
          <table:table-cell table:style-name="ce17" office:value-type="string" calcext:value-type="string">
            <text:p>Prix TTC</text:p>
          </table:table-cell>
          <table:table-cell table:style-name="ce17" office:value-type="string" calcext:value-type="string">
            <text:p>Prix par rampe</text:p>
          </table:table-cell>
          <table:table-cell table:style-name="ce15" office:value-type="string" calcext:value-type="string">
            <text:p>Lien Internet</text:p>
          </table:table-cell>
          <table:table-cell table:style-name="ce15" office:value-type="string" calcext:value-type="string">
            <text:p>Taxe</text:p>
          </table:table-cell>
          <table:table-cell table:style-name="ce15" table:number-columns-repeated="1012"/>
        </table:table-row>
        <table:table-row table:style-name="ro1">
          <table:table-cell office:value-type="string" calcext:value-type="string">
            <text:p>Electro-vanne</text:p>
          </table:table-cell>
          <table:table-cell office:value-type="string" calcext:value-type="string">
            <text:p>Vanne Electrique 1" 100D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s Bonhomme</text:p>
          </table:table-cell>
          <table:table-cell office:value-type="string" calcext:value-type="string">
            <text:p>67287N</text:p>
          </table:table-cell>
          <table:table-cell office:value-type="float" office:value="1" calcext:value-type="float">
            <text:p>1</text:p>
          </table:table-cell>
          <table:table-cell office:value-type="float" office:value="35.02" calcext:value-type="float">
            <text:p>35,02</text:p>
          </table:table-cell>
          <table:table-cell office:value-type="string" calcext:value-type="string">
            <text:p>HT</text:p>
          </table:table-cell>
          <table:table-cell table:formula="of:=IF([.H2]=&quot;HT&quot;;[.G2]+([.G2]*[.$L$2]/100);[.G2])" office:value-type="float" office:value="42.024" calcext:value-type="float">
            <text:p>42,02</text:p>
          </table:table-cell>
          <table:table-cell table:formula="of:=[.I2]*[.F2]/[.C2]" office:value-type="float" office:value="42.024" calcext:value-type="float">
            <text:p>42,0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ube renforcé 7*13</text:p>
          </table:table-cell>
          <table:table-cell office:value-type="string" calcext:value-type="string">
            <text:p>rlx 25m pvc tresse 7*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IR</text:p>
          </table:table-cell>
          <table:table-cell office:value-type="string" calcext:value-type="string">
            <text:p>1025V130007</text:p>
          </table:table-cell>
          <table:table-cell office:value-type="float" office:value="5" calcext:value-type="float">
            <text:p>5</text:p>
          </table:table-cell>
          <table:table-cell office:value-type="float" office:value="38.1" calcext:value-type="float">
            <text:p>38,10</text:p>
          </table:table-cell>
          <table:table-cell office:value-type="string" calcext:value-type="string">
            <text:p>HT</text:p>
          </table:table-cell>
          <table:table-cell table:formula="of:=IF([.H3]=&quot;HT&quot;;[.G3]+([.G3]*[.$L$2]/100);[.G3])" office:value-type="float" office:value="45.72" calcext:value-type="float">
            <text:p>45,72</text:p>
          </table:table-cell>
          <table:table-cell table:formula="of:=[.I3]*[.F3]/[.C3]" office:value-type="float" office:value="9.144" calcext:value-type="float">
            <text:p>9,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étine (à refaire)</text:p>
          </table:table-cell>
          <table:table-cell office:value-type="string" calcext:value-type="string">
            <text:p>douille cann male co.ga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</text:p>
          </table:table-cell>
          <table:table-cell office:value-type="float" office:value="1230717" calcext:value-type="float">
            <text:p>1230717</text:p>
          </table:table-cell>
          <table:table-cell office:value-type="float" office:value="1" calcext:value-type="float">
            <text:p>1</text:p>
          </table:table-cell>
          <table:table-cell office:value-type="float" office:value="5.55" calcext:value-type="float">
            <text:p>5,55</text:p>
          </table:table-cell>
          <table:table-cell office:value-type="string" calcext:value-type="string">
            <text:p>TTC</text:p>
          </table:table-cell>
          <table:table-cell table:formula="of:=IF([.H4]=&quot;HT&quot;;[.G4]+([.G4]*[.$L$2]/100);[.G4])" office:value-type="float" office:value="5.55" calcext:value-type="float">
            <text:p>5,55</text:p>
          </table:table-cell>
          <table:table-cell table:formula="of:=[.I4]*[.F4]/[.C4]" office:value-type="float" office:value="5.55" calcext:value-type="float">
            <text:p>5,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lier</text:p>
          </table:table-cell>
          <table:table-cell office:value-type="string" calcext:value-type="string">
            <text:p>Collier inox 9-16 l8 ou ↓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roy Merlin Balma</text:p>
          </table:table-cell>
          <table:table-cell office:value-type="string" calcext:value-type="string">
            <text:p>h 80153716</text:p>
          </table:table-cell>
          <table:table-cell office:value-type="float" office:value="2" calcext:value-type="float">
            <text:p>2</text:p>
          </table:table-cell>
          <table:table-cell office:value-type="float" office:value="3.25" calcext:value-type="float">
            <text:p>3,25</text:p>
          </table:table-cell>
          <table:table-cell office:value-type="string" calcext:value-type="string">
            <text:p>HT</text:p>
          </table:table-cell>
          <table:table-cell table:formula="of:=IF([.H5]=&quot;HT&quot;;[.G5]+([.G5]*[.$L$2]/100);[.G5])" office:value-type="float" office:value="3.9" calcext:value-type="float">
            <text:p>3,90</text:p>
          </table:table-cell>
          <table:table-cell table:formula="of:=[.I5]*[.F5]/[.C5]" office:value-type="float" office:value="3.9" calcext:value-type="float">
            <text:p>3,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lier</text:p>
          </table:table-cell>
          <table:table-cell office:value-type="string" calcext:value-type="string">
            <text:p>6 colliersgalva 9-16 sachet l8m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roy Merlin Balma</text:p>
          </table:table-cell>
          <table:table-cell office:value-type="string" calcext:value-type="string">
            <text:p>h 80153727</text:p>
          </table:table-cell>
          <table:table-cell office:value-type="float" office:value="2" calcext:value-type="float">
            <text:p>2</text:p>
          </table:table-cell>
          <table:table-cell office:value-type="float" office:value="3.25" calcext:value-type="float">
            <text:p>3,25</text:p>
          </table:table-cell>
          <table:table-cell office:value-type="string" calcext:value-type="string">
            <text:p>TTC</text:p>
          </table:table-cell>
          <table:table-cell table:formula="of:=IF([.H6]=&quot;HT&quot;;[.G6]+([.G6]*[.$L$2]/100);[.G6])" office:value-type="float" office:value="3.25" calcext:value-type="float">
            <text:p>3,25</text:p>
          </table:table-cell>
          <table:table-cell table:formula="of:=[.I6]*[.F6]/[.C6]" office:value-type="float" office:value="1.08333333333333" calcext:value-type="float">
            <text:p>1,0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Pompe a pied 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tlon escalquens</text:p>
          </table:table-cell>
          <table:table-cell office:value-type="float" office:value="1829519" calcext:value-type="float">
            <text:p>182951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TTC</text:p>
          </table:table-cell>
          <table:table-cell table:formula="of:=IF([.H7]=&quot;HT&quot;;[.G7]+([.G7]*[.$L$2]/100);[.G7])" office:value-type="float" office:value="16" calcext:value-type="float">
            <text:p>16,00</text:p>
          </table:table-cell>
          <table:table-cell table:formula="of:=[.I7]*[.F7]/[.C7]" office:value-type="float" office:value="16" calcext:value-type="float">
            <text:p>16,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lve pour roue voiture</text:p>
          </table:table-cell>
          <table:table-cell table:number-columns-repeated="2"/>
          <table:table-cell office:value-type="string" calcext:value-type="string">
            <text:p>Feu Ver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 pack de bière</text:p>
          </table:table-cell>
          <table:table-cell/>
          <table:table-cell table:formula="of:=IF([.H8]=&quot;HT&quot;;[.G8]+([.G8]*[.$L$2]/100);[.G8])" office:value-type="string" office:string-value="Un pack de bière" calcext:value-type="string">
            <text:p>Un pack de bière</text:p>
          </table:table-cell>
          <table:table-cell table:formula="of:=[.I8]*[.F8]/[.C8]" office:value-type="string" office:string-value="" calcext:value-type="error">
            <text:p>#VALEUR 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ccord fileté PVC</text:p>
          </table:table-cell>
          <table:table-cell office:value-type="string" calcext:value-type="string">
            <text:p>Raccord fil Pvc M32 F25 26*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riJardin</text:p>
          </table:table-cell>
          <table:table-cell office:value-type="float" office:value="120639" calcext:value-type="float">
            <text:p>120639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,40</text:p>
          </table:table-cell>
          <table:table-cell office:value-type="string" calcext:value-type="string">
            <text:p>TTC</text:p>
          </table:table-cell>
          <table:table-cell table:formula="of:=IF([.H9]=&quot;HT&quot;;[.G9]+([.G9]*[.$L$2]/100);[.G9])" office:value-type="float" office:value="3.4" calcext:value-type="float">
            <text:p>3,40</text:p>
          </table:table-cell>
          <table:table-cell table:formula="of:=[.I9]*[.F9]/[.C9]" office:value-type="float" office:value="3.4" calcext:value-type="float">
            <text:p>3,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be IRO</text:p>
          </table:table-cell>
          <table:table-cell office:value-type="string" calcext:value-type="string">
            <text:p>Tube tulipe irl lm d25mm gris 2.5m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Leroy Merlin Balma</text:p>
          </table:table-cell>
          <table:table-cell office:value-type="string" calcext:value-type="string">
            <text:p>h3447640069375</text:p>
          </table:table-cell>
          <table:table-cell office:value-type="float" office:value="0.35" calcext:value-type="float">
            <text:p>0,35</text:p>
          </table:table-cell>
          <table:table-cell office:value-type="float" office:value="1.35" calcext:value-type="float">
            <text:p>1,35</text:p>
          </table:table-cell>
          <table:table-cell office:value-type="string" calcext:value-type="string">
            <text:p>TTC</text:p>
          </table:table-cell>
          <table:table-cell table:formula="of:=IF([.H10]=&quot;HT&quot;;[.G10]+([.G10]*[.$L$2]/100);[.G10])" office:value-type="float" office:value="1.35" calcext:value-type="float">
            <text:p>1,35</text:p>
          </table:table-cell>
          <table:table-cell table:formula="of:=[.I10]*[.F10]/[.C10]" office:value-type="float" office:value="0.189" calcext:value-type="float">
            <text:p>0,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mpon de visite d40</text:p>
          </table:table-cell>
          <table:table-cell office:value-type="string" calcext:value-type="string">
            <text:p>bouchon D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roy Merlin Balma</text:p>
          </table:table-cell>
          <table:table-cell office:value-type="string" calcext:value-type="string">
            <text:p>h 3343340668804</text:p>
          </table:table-cell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TTC</text:p>
          </table:table-cell>
          <table:table-cell table:formula="of:=IF([.H11]=&quot;HT&quot;;[.G11]+([.G11]*[.$L$2]/100);[.G11])" office:value-type="float" office:value="0.65" calcext:value-type="float">
            <text:p>0,65</text:p>
          </table:table-cell>
          <table:table-cell table:formula="of:=[.I11]*[.F11]/[.C11]" office:value-type="float" office:value="1.3" calcext:value-type="float">
            <text:p>1,3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Manchon ff d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roy Merlin</text:p>
          </table:table-cell>
          <table:table-cell office:value-type="string" calcext:value-type="string">
            <text:p>h 3343340465205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TTC</text:p>
          </table:table-cell>
          <table:table-cell table:formula="of:=IF([.H12]=&quot;HT&quot;;[.G12]+([.G12]*[.$L$2]/100);[.G12])" office:value-type="float" office:value="0.25" calcext:value-type="float">
            <text:p>0,25</text:p>
          </table:table-cell>
          <table:table-cell table:formula="of:=[.I12]*[.F12]/[.C12]" office:value-type="float" office:value="0.5" calcext:value-type="float">
            <text:p>0,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be écoulement d4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TC</text:p>
          </table:table-cell>
          <table:table-cell table:formula="of:=IF([.H13]=&quot;HT&quot;;[.G13]+([.G13]*[.$L$2]/100);[.G13])" office:value-type="float" office:value="0.15" calcext:value-type="float">
            <text:p>0,15</text:p>
          </table:table-cell>
          <table:table-cell table:formula="of:=[.I13]*[.F13]/[.C13]" office:value-type="float" office:value="0.15" calcext:value-type="float">
            <text:p>0,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 électrique double conducteur, double isolation, souple.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table:formula="of:=IF([.H14]=&quot;HT&quot;;[.G14]+([.G14]*[.$L$2]/100);[.G14])" office:value-type="float" office:value="0" calcext:value-type="float">
            <text:p>0,00</text:p>
          </table:table-cell>
          <table:table-cell table:formula="of:=[.I14]*[.F14]/[.C14]" office:value-type="string" office:string-value="" calcext:value-type="error">
            <text:p>#DIV/0 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necteur pile 9V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IF([.H15]=&quot;HT&quot;;[.G15]+([.G15]*[.$L$2]/100);[.G15])" office:value-type="float" office:value="0" calcext:value-type="float">
            <text:p>0,00</text:p>
          </table:table-cell>
          <table:table-cell table:formula="of:=[.I15]*[.F15]/[.C15]" office:value-type="string" office:string-value="" calcext:value-type="error">
            <text:p>#DIV/0 !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Interrupteur à bascule marche-arrêt 12mm avec couvercle de protection 1021</text:p>
          </table:table-cell>
          <table:table-cell office:value-type="string" calcext:value-type="string">
            <text:p>AliExpress</text:p>
          </table:table-cell>
          <table:table-cell/>
          <table:table-cell office:value-type="string" calcext:value-type="string">
            <text:p>088 electric Stor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89" calcext:value-type="float">
            <text:p>1,89</text:p>
          </table:table-cell>
          <table:table-cell/>
          <table:table-cell table:formula="of:=IF([.H16]=&quot;HT&quot;;[.G16]+([.G16]*[.$L$2]/100);[.G16])" office:value-type="float" office:value="1.89" calcext:value-type="float">
            <text:p>1,89</text:p>
          </table:table-cell>
          <table:table-cell table:formula="of:=[.I16]*[.F16]/[.C16]" office:value-type="string" office:string-value="" calcext:value-type="error">
            <text:p>#DIV/0 !</text:p>
          </table:table-cell>
          <table:table-cell office:value-type="string" calcext:value-type="string">
            <text:p>https://fr.aliexpress.com/item/32904395565.html?spm=a2g0o.order_list.0.0.376b5e5bJ4Ea7F&amp;gatewayAdapt=glo2fr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le 9V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IF([.H17]=&quot;HT&quot;;[.G17]+([.G17]*[.$L$2]/100);[.G17])" office:value-type="float" office:value="0" calcext:value-type="float">
            <text:p>0,00</text:p>
          </table:table-cell>
          <table:table-cell table:formula="of:=[.I17]*[.F17]/[.C17]" office:value-type="string" office:string-value="" calcext:value-type="error">
            <text:p>#DIV/0 !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formula="of:=IF([.H18]=&quot;HT&quot;;[.G18]+([.G18]*[.$L$2]/100);[.G18])" office:value-type="float" office:value="0" calcext:value-type="float">
            <text:p>0,00</text:p>
          </table:table-cell>
          <table:table-cell table:formula="of:=[.I18]*[.F18]/[.C18]" office:value-type="string" office:string-value="" calcext:value-type="error">
            <text:p>#DIV/0 !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formula="of:=IF([.H19]=&quot;HT&quot;;[.G19]+([.G19]*[.$L$2]/100);[.G19])" office:value-type="float" office:value="0" calcext:value-type="float">
            <text:p>0,00</text:p>
          </table:table-cell>
          <table:table-cell table:formula="of:=[.I19]*[.F19]/[.C19]" office:value-type="string" office:string-value="" calcext:value-type="error">
            <text:p>#DIV/0 !</text:p>
          </table:table-cell>
          <table:table-cell table:number-columns-repeated="101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Av2,0" table:style-name="ta1"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8"/>
        <table:table-column table:style-name="co13" table:default-cell-style-name="ce16"/>
        <table:table-column table:style-name="co14" table:default-cell-style-name="ce18"/>
        <table:table-column table:style-name="co15" table:default-cell-style-name="ce18"/>
        <table:table-column table:style-name="co16" table:default-cell-style-name="ce16"/>
        <table:table-column table:style-name="co17" table:default-cell-style-name="ce16"/>
        <table:table-column table:style-name="co5" table:number-columns-repeated="1012" table:default-cell-style-name="ce16"/>
        <table:table-row table:style-name="ro3">
          <table:table-cell table:style-name="ce15" office:value-type="string" calcext:value-type="string">
            <text:p>Base de lancement fusées à air</text:p>
          </table:table-cell>
          <table:table-cell table:style-name="ce15" office:value-type="string" calcext:value-type="string">
            <text:p>Nom fournisseur</text:p>
          </table:table-cell>
          <table:table-cell table:style-name="ce15" office:value-type="string" calcext:value-type="string">
            <text:p>Unité de vente</text:p>
          </table:table-cell>
          <table:table-cell table:style-name="ce15" office:value-type="string" calcext:value-type="string">
            <text:p>Fournisseur</text:p>
          </table:table-cell>
          <table:table-cell table:style-name="ce15" office:value-type="string" calcext:value-type="string">
            <text:p>Rf Fournisseur</text:p>
          </table:table-cell>
          <table:table-cell table:style-name="ce15" office:value-type="string" calcext:value-type="string">
            <text:p>Nb par rampe</text:p>
          </table:table-cell>
          <table:table-cell table:style-name="ce17" office:value-type="string" calcext:value-type="string">
            <text:p>Prix unitaire</text:p>
          </table:table-cell>
          <table:table-cell table:style-name="ce15" office:value-type="string" calcext:value-type="string">
            <text:p>Norme de prix</text:p>
          </table:table-cell>
          <table:table-cell table:style-name="ce17" office:value-type="string" calcext:value-type="string">
            <text:p>Prix TTC</text:p>
          </table:table-cell>
          <table:table-cell table:style-name="ce17" office:value-type="string" calcext:value-type="string">
            <text:p>Prix par rampe</text:p>
          </table:table-cell>
          <table:table-cell table:style-name="ce15" office:value-type="string" calcext:value-type="string">
            <text:p>Lien Internet</text:p>
          </table:table-cell>
          <table:table-cell table:style-name="ce15" office:value-type="string" calcext:value-type="string">
            <text:p>Taxe</text:p>
          </table:table-cell>
          <table:table-cell table:style-name="ce15" table:number-columns-repeated="1012"/>
        </table:table-row>
        <table:table-row table:style-name="ro1">
          <table:table-cell office:value-type="string" calcext:value-type="string">
            <text:p>Electro-vanne</text:p>
          </table:table-cell>
          <table:table-cell office:value-type="string" calcext:value-type="string">
            <text:p>Vanne Electrique 1" 100D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s Bonhomme</text:p>
          </table:table-cell>
          <table:table-cell office:value-type="string" calcext:value-type="string">
            <text:p>67287N</text:p>
          </table:table-cell>
          <table:table-cell office:value-type="float" office:value="1" calcext:value-type="float">
            <text:p>1</text:p>
          </table:table-cell>
          <table:table-cell office:value-type="float" office:value="35.02" calcext:value-type="float">
            <text:p>35,02</text:p>
          </table:table-cell>
          <table:table-cell office:value-type="string" calcext:value-type="string">
            <text:p>HT</text:p>
          </table:table-cell>
          <table:table-cell table:formula="of:=IF([.H2]=&quot;HT&quot;;[.G2]+([.G2]*[.$L$2]/100);[.G2])" office:value-type="float" office:value="42.024" calcext:value-type="float">
            <text:p>42,02</text:p>
          </table:table-cell>
          <table:table-cell table:formula="of:=[.I2]*[.F2]/[.C2]" office:value-type="float" office:value="42.024" calcext:value-type="float">
            <text:p>42,0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ube renforcé 7*13</text:p>
          </table:table-cell>
          <table:table-cell office:value-type="string" calcext:value-type="string">
            <text:p>rlx 25m pvc tresse 7*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IR</text:p>
          </table:table-cell>
          <table:table-cell office:value-type="string" calcext:value-type="string">
            <text:p>1025V130007</text:p>
          </table:table-cell>
          <table:table-cell office:value-type="float" office:value="5" calcext:value-type="float">
            <text:p>5</text:p>
          </table:table-cell>
          <table:table-cell office:value-type="float" office:value="38.1" calcext:value-type="float">
            <text:p>38,10</text:p>
          </table:table-cell>
          <table:table-cell office:value-type="string" calcext:value-type="string">
            <text:p>HT</text:p>
          </table:table-cell>
          <table:table-cell table:formula="of:=IF([.H3]=&quot;HT&quot;;[.G3]+([.G3]*[.$L$2]/100);[.G3])" office:value-type="float" office:value="45.72" calcext:value-type="float">
            <text:p>45,72</text:p>
          </table:table-cell>
          <table:table-cell table:formula="of:=[.I3]*[.F3]/[.C3]" office:value-type="float" office:value="9.144" calcext:value-type="float">
            <text:p>9,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étine (à refaire)</text:p>
          </table:table-cell>
          <table:table-cell office:value-type="string" calcext:value-type="string">
            <text:p>douille cann male co.ga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</text:p>
          </table:table-cell>
          <table:table-cell office:value-type="float" office:value="1230717" calcext:value-type="float">
            <text:p>1230717</text:p>
          </table:table-cell>
          <table:table-cell office:value-type="float" office:value="1" calcext:value-type="float">
            <text:p>1</text:p>
          </table:table-cell>
          <table:table-cell office:value-type="float" office:value="5.55" calcext:value-type="float">
            <text:p>5,55</text:p>
          </table:table-cell>
          <table:table-cell office:value-type="string" calcext:value-type="string">
            <text:p>TTC</text:p>
          </table:table-cell>
          <table:table-cell table:formula="of:=IF([.H4]=&quot;HT&quot;;[.G4]+([.G4]*[.$L$2]/100);[.G4])" office:value-type="float" office:value="5.55" calcext:value-type="float">
            <text:p>5,55</text:p>
          </table:table-cell>
          <table:table-cell table:formula="of:=[.I4]*[.F4]/[.C4]" office:value-type="float" office:value="5.55" calcext:value-type="float">
            <text:p>5,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lier</text:p>
          </table:table-cell>
          <table:table-cell office:value-type="string" calcext:value-type="string">
            <text:p>collier bande TUY 13 L8 Boutte ou ↓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roy Merlin Balma</text:p>
          </table:table-cell>
          <table:table-cell office:value-type="string" calcext:value-type="string">
            <text:p>h 60463410</text:p>
          </table:table-cell>
          <table:table-cell office:value-type="float" office:value="2" calcext:value-type="float">
            <text:p>2</text:p>
          </table:table-cell>
          <table:table-cell office:value-type="float" office:value="5.1" calcext:value-type="float">
            <text:p>5,10</text:p>
          </table:table-cell>
          <table:table-cell office:value-type="string" calcext:value-type="string">
            <text:p>HT</text:p>
          </table:table-cell>
          <table:table-cell table:formula="of:=IF([.H5]=&quot;HT&quot;;[.G5]+([.G5]*[.$L$2]/100);[.G5])" office:value-type="float" office:value="6.12" calcext:value-type="float">
            <text:p>6,12</text:p>
          </table:table-cell>
          <table:table-cell table:formula="of:=[.I5]*[.F5]/[.C5]" office:value-type="float" office:value="6.12" calcext:value-type="float">
            <text:p>6,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lier</text:p>
          </table:table-cell>
          <table:table-cell office:value-type="string" calcext:value-type="string">
            <text:p>Collier inox 9-16 l8 ou ↓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roy Merlin Balma</text:p>
          </table:table-cell>
          <table:table-cell office:value-type="string" calcext:value-type="string">
            <text:p>h 80153716</text:p>
          </table:table-cell>
          <table:table-cell office:value-type="float" office:value="2" calcext:value-type="float">
            <text:p>2</text:p>
          </table:table-cell>
          <table:table-cell office:value-type="float" office:value="3.25" calcext:value-type="float">
            <text:p>3,25</text:p>
          </table:table-cell>
          <table:table-cell office:value-type="string" calcext:value-type="string">
            <text:p>HT</text:p>
          </table:table-cell>
          <table:table-cell table:formula="of:=IF([.H6]=&quot;HT&quot;;[.G6]+([.G6]*[.$L$2]/100);[.G6])" office:value-type="float" office:value="3.9" calcext:value-type="float">
            <text:p>3,90</text:p>
          </table:table-cell>
          <table:table-cell table:formula="of:=[.I6]*[.F6]/[.C6]" office:value-type="float" office:value="3.9" calcext:value-type="float">
            <text:p>3,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lier</text:p>
          </table:table-cell>
          <table:table-cell office:value-type="string" calcext:value-type="string">
            <text:p>6 colliersgalva 9-16 sachet l8m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roy Merlin Balma</text:p>
          </table:table-cell>
          <table:table-cell office:value-type="string" calcext:value-type="string">
            <text:p>h 80153727</text:p>
          </table:table-cell>
          <table:table-cell office:value-type="float" office:value="2" calcext:value-type="float">
            <text:p>2</text:p>
          </table:table-cell>
          <table:table-cell office:value-type="float" office:value="3.25" calcext:value-type="float">
            <text:p>3,25</text:p>
          </table:table-cell>
          <table:table-cell office:value-type="string" calcext:value-type="string">
            <text:p>TTC</text:p>
          </table:table-cell>
          <table:table-cell table:formula="of:=IF([.H7]=&quot;HT&quot;;[.G7]+([.G7]*[.$L$2]/100);[.G7])" office:value-type="float" office:value="3.25" calcext:value-type="float">
            <text:p>3,25</text:p>
          </table:table-cell>
          <table:table-cell table:formula="of:=[.I7]*[.F7]/[.C7]" office:value-type="float" office:value="1.08333333333333" calcext:value-type="float">
            <text:p>1,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mpon de visite d100</text:p>
          </table:table-cell>
          <table:table-cell office:value-type="string" calcext:value-type="string">
            <text:p>Tampon de visite Nic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DV</text:p>
          </table:table-cell>
          <table:table-cell office:value-type="string" calcext:value-type="string">
            <text:p>4rpevft</text:p>
          </table:table-cell>
          <table:table-cell office:value-type="float" office:value="1" calcext:value-type="float">
            <text:p>1</text:p>
          </table:table-cell>
          <table:table-cell office:value-type="float" office:value="5.34" calcext:value-type="float">
            <text:p>5,34</text:p>
          </table:table-cell>
          <table:table-cell office:value-type="string" calcext:value-type="string">
            <text:p>TTC</text:p>
          </table:table-cell>
          <table:table-cell table:formula="of:=IF([.H8]=&quot;HT&quot;;[.G8]+([.G8]*[.$L$2]/100);[.G8])" office:value-type="float" office:value="5.34" calcext:value-type="float">
            <text:p>5,34</text:p>
          </table:table-cell>
          <table:table-cell table:formula="of:=[.I8]*[.F8]/[.C8]" office:value-type="float" office:value="5.34" calcext:value-type="float">
            <text:p>5,3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Pompe a pied 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tlon escalquens</text:p>
          </table:table-cell>
          <table:table-cell office:value-type="float" office:value="1829519" calcext:value-type="float">
            <text:p>182951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TTC</text:p>
          </table:table-cell>
          <table:table-cell table:formula="of:=IF([.H9]=&quot;HT&quot;;[.G9]+([.G9]*[.$L$2]/100);[.G9])" office:value-type="float" office:value="16" calcext:value-type="float">
            <text:p>16,00</text:p>
          </table:table-cell>
          <table:table-cell table:formula="of:=[.I9]*[.F9]/[.C9]" office:value-type="float" office:value="16" calcext:value-type="float">
            <text:p>16,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chon ff 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TC</text:p>
          </table:table-cell>
          <table:table-cell table:formula="of:=IF([.H10]=&quot;HT&quot;;[.G10]+([.G10]*[.$L$2]/100);[.G10])" office:value-type="float" office:value="0" calcext:value-type="float">
            <text:p>0,00</text:p>
          </table:table-cell>
          <table:table-cell table:formula="of:=[.I10]*[.F10]/[.C10]" office:value-type="float" office:value="0" calcext:value-type="float">
            <text:p>0,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mpon réducteur 100*32*3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edeo</text:p>
          </table:table-cell>
          <table:table-cell office:value-type="float" office:value="1734105" calcext:value-type="float">
            <text:p>1734105</text:p>
          </table:table-cell>
          <table:table-cell office:value-type="float" office:value="1" calcext:value-type="float">
            <text:p>1</text:p>
          </table:table-cell>
          <table:table-cell office:value-type="float" office:value="6.34" calcext:value-type="float">
            <text:p>6,34</text:p>
          </table:table-cell>
          <table:table-cell office:value-type="string" calcext:value-type="string">
            <text:p>TTC</text:p>
          </table:table-cell>
          <table:table-cell table:formula="of:=IF([.H11]=&quot;HT&quot;;[.G11]+([.G11]*[.$L$2]/100);[.G11])" office:value-type="float" office:value="6.34" calcext:value-type="float">
            <text:p>6,34</text:p>
          </table:table-cell>
          <table:table-cell table:formula="of:=[.I11]*[.F11]/[.C11]" office:value-type="float" office:value="6.34" calcext:value-type="float">
            <text:p>6,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mbout fil mf red</text:p>
          </table:table-cell>
          <table:table-cell table:number-columns-repeated="6"/>
          <table:table-cell office:value-type="string" calcext:value-type="string">
            <text:p>TTC</text:p>
          </table:table-cell>
          <table:table-cell table:formula="of:=IF([.H12]=&quot;HT&quot;;[.G12]+([.G12]*[.$L$2]/100);[.G12])" office:value-type="float" office:value="0" calcext:value-type="float">
            <text:p>0,00</text:p>
          </table:table-cell>
          <table:table-cell table:formula="of:=[.I12]*[.F12]/[.C12]" office:value-type="string" office:string-value="" calcext:value-type="error">
            <text:p>#DIV/0 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int en caoutchouc 26*34</text:p>
          </table:table-cell>
          <table:table-cell office:value-type="string" calcext:value-type="string">
            <text:p>5 joint caoutchouc 26*34(2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roy Merlin</text:p>
          </table:table-cell>
          <table:table-cell office:value-type="string" calcext:value-type="string">
            <text:p>h 682691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TTC</text:p>
          </table:table-cell>
          <table:table-cell table:formula="of:=IF([.H13]=&quot;HT&quot;;[.G13]+([.G13]*[.$L$2]/100);[.G13])" office:value-type="float" office:value="2" calcext:value-type="float">
            <text:p>2,00</text:p>
          </table:table-cell>
          <table:table-cell table:formula="of:=[.I13]*[.F13]/[.C13]" office:value-type="float" office:value="0.4" calcext:value-type="float">
            <text:p>0,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int en caoutchouc 20*27</text:p>
          </table:table-cell>
          <table:table-cell office:value-type="string" calcext:value-type="string">
            <text:p>10 joint caoutchouc 20*27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formula="of:=IF([.H14]=&quot;HT&quot;;[.G14]+([.G14]*[.$L$2]/100);[.G14])" office:value-type="float" office:value="0" calcext:value-type="float">
            <text:p>0,00</text:p>
          </table:table-cell>
          <table:table-cell table:formula="of:=[.I14]*[.F14]/[.C14]" office:value-type="float" office:value="0" calcext:value-type="float">
            <text:p>0,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lve pour roue voiture</text:p>
          </table:table-cell>
          <table:table-cell table:number-columns-repeated="2"/>
          <table:table-cell office:value-type="string" calcext:value-type="string">
            <text:p>Feu Vert</text:p>
          </table:table-cell>
          <table:table-cell table:number-columns-repeated="2"/>
          <table:table-cell office:value-type="string" calcext:value-type="string">
            <text:p>Un pack de bière</text:p>
          </table:table-cell>
          <table:table-cell/>
          <table:table-cell table:formula="of:=IF([.H15]=&quot;HT&quot;;[.G15]+([.G15]*[.$L$2]/100);[.G15])" office:value-type="string" office:string-value="Un pack de bière" calcext:value-type="string">
            <text:p>Un pack de bière</text:p>
          </table:table-cell>
          <table:table-cell table:formula="of:=[.I15]*[.F15]/[.C15]" office:value-type="string" office:string-value="" calcext:value-type="error">
            <text:p>#VALEUR 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ccord fileté PVC</text:p>
          </table:table-cell>
          <table:table-cell office:value-type="string" calcext:value-type="string">
            <text:p>Raccord fil Pvc M32 F25 26*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riJardin</text:p>
          </table:table-cell>
          <table:table-cell office:value-type="float" office:value="120639" calcext:value-type="float">
            <text:p>120639</text:p>
          </table:table-cell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,40</text:p>
          </table:table-cell>
          <table:table-cell office:value-type="string" calcext:value-type="string">
            <text:p>TTC</text:p>
          </table:table-cell>
          <table:table-cell table:formula="of:=IF([.H16]=&quot;HT&quot;;[.G16]+([.G16]*[.$L$2]/100);[.G16])" office:value-type="float" office:value="3.4" calcext:value-type="float">
            <text:p>3,40</text:p>
          </table:table-cell>
          <table:table-cell table:formula="of:=[.I16]*[.F16]/[.C16]" office:value-type="float" office:value="10.2" calcext:value-type="float">
            <text:p>10,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ccord 2 écrous prisonnier</text:p>
          </table:table-cell>
          <table:table-cell office:value-type="string" calcext:value-type="string">
            <text:p>Raccord 2 écrous prisonnier F15*21 12*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roy Merlin Balma</text:p>
          </table:table-cell>
          <table:table-cell office:value-type="string" calcext:value-type="string">
            <text:p>h 33699390927234</text:p>
          </table:table-cell>
          <table:table-cell office:value-type="float" office:value="1" calcext:value-type="float">
            <text:p>1</text:p>
          </table:table-cell>
          <table:table-cell office:value-type="float" office:value="3.95" calcext:value-type="float">
            <text:p>3,95</text:p>
          </table:table-cell>
          <table:table-cell office:value-type="string" calcext:value-type="string">
            <text:p>TTC</text:p>
          </table:table-cell>
          <table:table-cell table:formula="of:=IF([.H17]=&quot;HT&quot;;[.G17]+([.G17]*[.$L$2]/100);[.G17])" office:value-type="float" office:value="3.95" calcext:value-type="float">
            <text:p>3,95</text:p>
          </table:table-cell>
          <table:table-cell table:formula="of:=[.I17]*[.F17]/[.C17]" office:value-type="float" office:value="3.95" calcext:value-type="float">
            <text:p>3,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be IRO</text:p>
          </table:table-cell>
          <table:table-cell office:value-type="string" calcext:value-type="string">
            <text:p>Tube tulipe irl lm d25mm gris 2.5m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Leroy Merlin Balma</text:p>
          </table:table-cell>
          <table:table-cell office:value-type="string" calcext:value-type="string">
            <text:p>h3447640069375</text:p>
          </table:table-cell>
          <table:table-cell office:value-type="float" office:value="0.35" calcext:value-type="float">
            <text:p>0,35</text:p>
          </table:table-cell>
          <table:table-cell office:value-type="float" office:value="1.35" calcext:value-type="float">
            <text:p>1,35</text:p>
          </table:table-cell>
          <table:table-cell office:value-type="string" calcext:value-type="string">
            <text:p>TTC</text:p>
          </table:table-cell>
          <table:table-cell table:formula="of:=IF([.H18]=&quot;HT&quot;;[.G18]+([.G18]*[.$L$2]/100);[.G18])" office:value-type="float" office:value="1.35" calcext:value-type="float">
            <text:p>1,35</text:p>
          </table:table-cell>
          <table:table-cell table:formula="of:=[.I18]*[.F18]/[.C18]" office:value-type="float" office:value="0.189" calcext:value-type="float">
            <text:p>0,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mpon de visite d40</text:p>
          </table:table-cell>
          <table:table-cell office:value-type="string" calcext:value-type="string">
            <text:p>bouchon D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roy Merlin Balma</text:p>
          </table:table-cell>
          <table:table-cell office:value-type="string" calcext:value-type="string">
            <text:p>h 3343340668804</text:p>
          </table:table-cell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TTC</text:p>
          </table:table-cell>
          <table:table-cell table:formula="of:=IF([.H19]=&quot;HT&quot;;[.G19]+([.G19]*[.$L$2]/100);[.G19])" office:value-type="float" office:value="0.65" calcext:value-type="float">
            <text:p>0,65</text:p>
          </table:table-cell>
          <table:table-cell table:formula="of:=[.I19]*[.F19]/[.C19]" office:value-type="float" office:value="1.3" calcext:value-type="float">
            <text:p>1,3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Manchon ff d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roy Merlin</text:p>
          </table:table-cell>
          <table:table-cell office:value-type="string" calcext:value-type="string">
            <text:p>h 3343340465205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TTC</text:p>
          </table:table-cell>
          <table:table-cell table:formula="of:=IF([.H20]=&quot;HT&quot;;[.G20]+([.G20]*[.$L$2]/100);[.G20])" office:value-type="float" office:value="0.25" calcext:value-type="float">
            <text:p>0,25</text:p>
          </table:table-cell>
          <table:table-cell table:formula="of:=[.I20]*[.F20]/[.C20]" office:value-type="float" office:value="0.5" calcext:value-type="float">
            <text:p>0,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lier gouttière</text:p>
          </table:table-cell>
          <table:table-cell office:value-type="string" calcext:value-type="string">
            <text:p>collier embase taraudée acier galva d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roy Merlin Balma</text:p>
          </table:table-cell>
          <table:table-cell office:value-type="float" office:value="376017520111" calcext:value-type="float">
            <text:p>376017520111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,85</text:p>
          </table:table-cell>
          <table:table-cell office:value-type="string" calcext:value-type="string">
            <text:p>TTC</text:p>
          </table:table-cell>
          <table:table-cell table:formula="of:=IF([.H21]=&quot;HT&quot;;[.G21]+([.G21]*[.$L$2]/100);[.G21])" office:value-type="float" office:value="1.85" calcext:value-type="float">
            <text:p>1,85</text:p>
          </table:table-cell>
          <table:table-cell table:formula="of:=[.I21]*[.F21]/[.C21]" office:value-type="float" office:value="3.7" calcext:value-type="float">
            <text:p>3,7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s de fixation pour collier gouttière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table:formula="of:=IF([.H22]=&quot;HT&quot;;[.G22]+([.G22]*[.$L$2]/100);[.G22])" office:value-type="float" office:value="0" calcext:value-type="float">
            <text:p>0,00</text:p>
          </table:table-cell>
          <table:table-cell table:formula="of:=[.I22]*[.F22]/[.C22]" office:value-type="string" office:string-value="" calcext:value-type="error">
            <text:p>#DIV/0 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Écrou façon rondelle M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table:formula="of:=IF([.H23]=&quot;HT&quot;;[.G23]+([.G23]*[.$L$2]/100);[.G23])" office:value-type="float" office:value="0" calcext:value-type="float">
            <text:p>0,00</text:p>
          </table:table-cell>
          <table:table-cell table:formula="of:=[.I23]*[.F23]/[.C23]" office:value-type="string" office:string-value="" calcext:value-type="error">
            <text:p>#DIV/0 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ndelle éventail M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table:formula="of:=IF([.H24]=&quot;HT&quot;;[.G24]+([.G24]*[.$L$2]/100);[.G24])" office:value-type="float" office:value="0" calcext:value-type="float">
            <text:p>0,00</text:p>
          </table:table-cell>
          <table:table-cell table:formula="of:=[.I24]*[.F24]/[.C24]" office:value-type="string" office:string-value="" calcext:value-type="error">
            <text:p>#DIV/0 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Écrou papillon M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table:formula="of:=IF([.H25]=&quot;HT&quot;;[.G25]+([.G25]*[.$L$2]/100);[.G25])" office:value-type="float" office:value="0" calcext:value-type="float">
            <text:p>0,00</text:p>
          </table:table-cell>
          <table:table-cell table:formula="of:=[.I25]*[.F25]/[.C25]" office:value-type="string" office:string-value="" calcext:value-type="error">
            <text:p>#DIV/0 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be écoulement d4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TC</text:p>
          </table:table-cell>
          <table:table-cell table:formula="of:=IF([.H26]=&quot;HT&quot;;[.G26]+([.G26]*[.$L$2]/100);[.G26])" office:value-type="float" office:value="0.15" calcext:value-type="float">
            <text:p>0,15</text:p>
          </table:table-cell>
          <table:table-cell table:formula="of:=[.I26]*[.F26]/[.C26]" office:value-type="float" office:value="0.15" calcext:value-type="float">
            <text:p>0,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 électrique double conducteur, double isolation, souple.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table:formula="of:=IF([.H27]=&quot;HT&quot;;[.G27]+([.G27]*[.$L$2]/100);[.G27])" office:value-type="float" office:value="0" calcext:value-type="float">
            <text:p>0,00</text:p>
          </table:table-cell>
          <table:table-cell table:formula="of:=[.I27]*[.F27]/[.C27]" office:value-type="string" office:string-value="" calcext:value-type="error">
            <text:p>#DIV/0 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necteur pile 9V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IF([.H28]=&quot;HT&quot;;[.G28]+([.G28]*[.$L$2]/100);[.G28])" office:value-type="float" office:value="0" calcext:value-type="float">
            <text:p>0,00</text:p>
          </table:table-cell>
          <table:table-cell table:formula="of:=[.I28]*[.F28]/[.C28]" office:value-type="string" office:string-value="" calcext:value-type="error">
            <text:p>#DIV/0 !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Interrupteur à bascule marche-arrêt 12mm avec couvercle de protection 1021</text:p>
          </table:table-cell>
          <table:table-cell office:value-type="string" calcext:value-type="string">
            <text:p>AliExpress</text:p>
          </table:table-cell>
          <table:table-cell/>
          <table:table-cell office:value-type="string" calcext:value-type="string">
            <text:p>088 electric Stor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89" calcext:value-type="float">
            <text:p>1,89</text:p>
          </table:table-cell>
          <table:table-cell/>
          <table:table-cell table:formula="of:=IF([.H29]=&quot;HT&quot;;[.G29]+([.G29]*[.$L$2]/100);[.G29])" office:value-type="float" office:value="1.89" calcext:value-type="float">
            <text:p>1,89</text:p>
          </table:table-cell>
          <table:table-cell table:formula="of:=[.I29]*[.F29]/[.C29]" office:value-type="string" office:string-value="" calcext:value-type="error">
            <text:p>#DIV/0 !</text:p>
          </table:table-cell>
          <table:table-cell office:value-type="string" calcext:value-type="string">
            <text:p>https://fr.aliexpress.com/item/32904395565.html?spm=a2g0o.order_list.0.0.376b5e5bJ4Ea7F&amp;gatewayAdapt=glo2fra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IF([.H30]=&quot;HT&quot;;[.G30]+([.G30]*[.$L$2]/100);[.G30])" office:value-type="float" office:value="0" calcext:value-type="float">
            <text:p>0,00</text:p>
          </table:table-cell>
          <table:table-cell table:formula="of:=[.I30]*[.F30]/[.C30]" office:value-type="string" office:string-value="" calcext:value-type="error">
            <text:p>#DIV/0 !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formula="of:=IF([.H31]=&quot;HT&quot;;[.G31]+([.G31]*[.$L$2]/100);[.G31])" office:value-type="float" office:value="0" calcext:value-type="float">
            <text:p>0,00</text:p>
          </table:table-cell>
          <table:table-cell table:formula="of:=[.I31]*[.F31]/[.C31]" office:value-type="string" office:string-value="" calcext:value-type="error">
            <text:p>#DIV/0 !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formula="of:=IF([.H32]=&quot;HT&quot;;[.G32]+([.G32]*[.$L$2]/100);[.G32])" office:value-type="float" office:value="0" calcext:value-type="float">
            <text:p>0,00</text:p>
          </table:table-cell>
          <table:table-cell table:formula="of:=[.I32]*[.F32]/[.C32]" office:value-type="string" office:string-value="" calcext:value-type="error">
            <text:p>#DIV/0 !</text:p>
          </table:table-cell>
          <table:table-cell table:number-columns-repeated="101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1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number-style style:name="N10108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number:fill-character> </number:fill-character>
      <number:text>-    </number:text>
    </number:number-style>
    <number:text-style style:name="N10127" number:language="fr" number:country="F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number:fill-character> </number:fill-character>
      <number:text>- € </number:text>
    </number:number-style>
    <number:text-style style:name="N10131" number:language="fr" number:country="F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fr" number:country="F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fr" number:country="F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/00/0000</text:date>, <text:time style:data-style-name="N2" text:time-value="07:15:19.5332196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2-06-29T08:20:59.683406419</dc:date>
    <meta:editing-duration>PT57M7S</meta:editing-duration>
    <meta:editing-cycles>5</meta:editing-cycles>
    <meta:document-statistic meta:table-count="4" meta:cell-count="604" meta:object-count="0"/>
  </office:meta>
</office:document-meta>
</file>